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able-cell-properties fo:background-color="#99ff99"/>
      <style:text-properties style:font-name="Liberation Sans" style:font-name-asian="Tahoma" style:font-name-complex="Lohit Devanagari"/>
    </style:style>
    <style:style style:name="ce4" style:family="table-cell" style:parent-style-name="Default">
      <style:table-cell-properties fo:background-color="#cc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0" calcext:value-type="float">
            <text:p>0</text:p>
          </table:table-cell>
          <table:table-cell table:formula="of:=[.B2]-[.D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44" calcext:value-type="float">
            <text:p>44</text:p>
          </table:table-cell>
          <table:table-cell table:formula="of:=[.B3]+[.D1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0" calcext:value-type="float">
            <text:p>0</text:p>
          </table:table-cell>
          <table:table-cell table:formula="of:=[.B4]-[.D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7.5" calcext:value-type="float">
            <text:p>7,5</text:p>
          </table:table-cell>
          <table:table-cell table:formula="of:=[.B5]+[.D1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6]-[.D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7]+[.D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2" calcext:value-type="float">
            <text:p>0,2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formula="of:=ABS([.C3])+ABS([.C2])" office:value-type="float" office:value="44" calcext:value-type="float">
            <text:p>44</text:p>
          </table:table-cell>
          <table:table-cell table:formula="of:=[.C9]/[.D8]" office:value-type="float" office:value="220" calcext:value-type="float">
            <text:p>220</text:p>
          </table:table-cell>
          <table:table-cell table:formula="of:=ROUND([.D9])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formula="of:=ABS([.C4])+ABS([.C5])" office:value-type="float" office:value="7.5" calcext:value-type="float">
            <text:p>7,5</text:p>
          </table:table-cell>
          <table:table-cell table:formula="of:=[.C10]/[.D8]" office:value-type="float" office:value="37.5" calcext:value-type="float">
            <text:p>37,5</text:p>
          </table:table-cell>
          <table:table-cell table:formula="of:=ROUND([.D10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7])+ABS([.C6])" office:value-type="float" office:value="1" calcext:value-type="float">
            <text:p>1</text:p>
          </table:table-cell>
          <table:table-cell table:formula="of:=[.C11]/[.D8]" office:value-type="float" office:value="5" calcext:value-type="float">
            <text:p>5</text:p>
          </table:table-cell>
          <table:table-cell table:formula="of:=ROUND([.D11]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ep2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0" calcext:value-type="float">
            <text:p>0</text:p>
          </table:table-cell>
          <table:table-cell table:formula="of:=[.B17]-[.D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44" calcext:value-type="float">
            <text:p>44</text:p>
          </table:table-cell>
          <table:table-cell table:formula="of:=[.B18]+[.D16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19]-[.D16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20]+[.D16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21]-[.D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22]+[.D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2" calcext:value-type="float">
            <text:p>0,2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formula="of:=ABS([.C18])+ABS([.C17])" office:value-type="float" office:value="44" calcext:value-type="float">
            <text:p>44</text:p>
          </table:table-cell>
          <table:table-cell table:formula="of:=[.C24]/[.D23]" office:value-type="float" office:value="220" calcext:value-type="float">
            <text:p>220</text:p>
          </table:table-cell>
          <table:table-cell table:formula="of:=ROUND([.D24])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4" table:formula="of:=-[.C19]+ABS([.C20])" office:value-type="float" office:value="25" calcext:value-type="float">
            <text:p>25</text:p>
          </table:table-cell>
          <table:table-cell table:formula="of:=[.C25]/[.D23]" office:value-type="float" office:value="125" calcext:value-type="float">
            <text:p>125</text:p>
          </table:table-cell>
          <table:table-cell table:formula="of:=ROUND([.D25]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22])+ABS([.C21])" office:value-type="float" office:value="1" calcext:value-type="float">
            <text:p>1</text:p>
          </table:table-cell>
          <table:table-cell table:formula="of:=[.C26]/[.D23]" office:value-type="float" office:value="5" calcext:value-type="float">
            <text:p>5</text:p>
          </table:table-cell>
          <table:table-cell table:formula="of:=ROUND([.D26]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nal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44" calcext:value-type="float">
            <text:p>44</text:p>
          </table:table-cell>
          <table:table-cell table:formula="of:=[.B31]-[.D30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169.9" calcext:value-type="float">
            <text:p>169,9</text:p>
          </table:table-cell>
          <table:table-cell table:formula="of:=[.B32]+[.D30]" office:value-type="float" office:value="169.9" calcext:value-type="float">
            <text:p>169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33]-[.D30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34]+[.D30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35]-[.D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36]+[.D3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2" calcext:value-type="float">
            <text:p>0,2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4" table:formula="of:=[.C32]-[.C31]" office:value-type="float" office:value="125.9" calcext:value-type="float">
            <text:p>125,9</text:p>
          </table:table-cell>
          <table:table-cell table:formula="of:=[.C38]/[.D37]" office:value-type="float" office:value="629.5" calcext:value-type="float">
            <text:p>629,5</text:p>
          </table:table-cell>
          <table:table-cell table:formula="of:=ROUND([.D38])"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4" table:formula="of:=-[.C33]+ABS([.C34])" office:value-type="float" office:value="25" calcext:value-type="float">
            <text:p>25</text:p>
          </table:table-cell>
          <table:table-cell table:formula="of:=[.C39]/[.D37]" office:value-type="float" office:value="125" calcext:value-type="float">
            <text:p>125</text:p>
          </table:table-cell>
          <table:table-cell table:formula="of:=ROUND([.D39]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36])+ABS([.C35])" office:value-type="float" office:value="1" calcext:value-type="float">
            <text:p>1</text:p>
          </table:table-cell>
          <table:table-cell table:formula="of:=[.C40]/[.D37]" office:value-type="float" office:value="5" calcext:value-type="float">
            <text:p>5</text:p>
          </table:table-cell>
          <table:table-cell table:formula="of:=ROUND([.D40]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lumn4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169.9" calcext:value-type="float">
            <text:p>169,9</text:p>
          </table:table-cell>
          <table:table-cell table:formula="of:=[.B44]-[.D43]" office:value-type="float" office:value="169.9" calcext:value-type="float">
            <text:p>169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172.92" calcext:value-type="float">
            <text:p>172,92</text:p>
          </table:table-cell>
          <table:table-cell table:formula="of:=[.B45]+[.D43]" office:value-type="float" office:value="172.92" calcext:value-type="float">
            <text:p>172,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46]-[.D43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47]+[.D43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48]-[.D4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49]+[.D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2" calcext:value-type="float">
            <text:p>0,2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4" table:formula="of:=[.C45]-[.C44]" office:value-type="float" office:value="3.01999999999998" calcext:value-type="float">
            <text:p>3,02</text:p>
          </table:table-cell>
          <table:table-cell table:formula="of:=[.C51]/[.D50]" office:value-type="float" office:value="15.0999999999999" calcext:value-type="float">
            <text:p>15,1</text:p>
          </table:table-cell>
          <table:table-cell table:formula="of:=ROUND([.D51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4" table:formula="of:=-[.C46]+ABS([.C47])" office:value-type="float" office:value="25" calcext:value-type="float">
            <text:p>25</text:p>
          </table:table-cell>
          <table:table-cell table:formula="of:=[.C52]/[.D50]" office:value-type="float" office:value="125" calcext:value-type="float">
            <text:p>125</text:p>
          </table:table-cell>
          <table:table-cell table:formula="of:=ROUND([.D52]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49])+ABS([.C48])" office:value-type="float" office:value="1" calcext:value-type="float">
            <text:p>1</text:p>
          </table:table-cell>
          <table:table-cell table:formula="of:=[.C53]/[.D50]" office:value-type="float" office:value="5" calcext:value-type="float">
            <text:p>5</text:p>
          </table:table-cell>
          <table:table-cell table:formula="of:=ROUND([.D53]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lumn5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172.92" calcext:value-type="float">
            <text:p>172,92</text:p>
          </table:table-cell>
          <table:table-cell table:formula="of:=[.B57]-[.D56]" office:value-type="float" office:value="172.92" calcext:value-type="float">
            <text:p>172,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174.88" calcext:value-type="float">
            <text:p>174,88</text:p>
          </table:table-cell>
          <table:table-cell table:formula="of:=[.B58]+[.D56]" office:value-type="float" office:value="174.88" calcext:value-type="float">
            <text:p>174,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59]-[.D56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60]+[.D56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61]-[.D5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62]+[.D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2" calcext:value-type="float">
            <text:p>0,2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4" table:formula="of:=[.C58]-[.C57]" office:value-type="float" office:value="1.96000000000001" calcext:value-type="float">
            <text:p>1,96</text:p>
          </table:table-cell>
          <table:table-cell table:formula="of:=[.C64]/[.D63]" office:value-type="float" office:value="9.80000000000004" calcext:value-type="float">
            <text:p>9,8</text:p>
          </table:table-cell>
          <table:table-cell table:formula="of:=ROUND([.D64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4" table:formula="of:=-[.C59]+ABS([.C60])" office:value-type="float" office:value="25" calcext:value-type="float">
            <text:p>25</text:p>
          </table:table-cell>
          <table:table-cell table:formula="of:=[.C65]/[.D63]" office:value-type="float" office:value="125" calcext:value-type="float">
            <text:p>125</text:p>
          </table:table-cell>
          <table:table-cell table:formula="of:=ROUND([.D65]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62])+ABS([.C61])" office:value-type="float" office:value="1" calcext:value-type="float">
            <text:p>1</text:p>
          </table:table-cell>
          <table:table-cell table:formula="of:=[.C66]/[.D63]" office:value-type="float" office:value="5" calcext:value-type="float">
            <text:p>5</text:p>
          </table:table-cell>
          <table:table-cell table:formula="of:=ROUND([.D66]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lumn6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table:style-name="ce3" office:value-type="float" office:value="174.88" calcext:value-type="float">
            <text:p>174,88</text:p>
          </table:table-cell>
          <table:table-cell table:formula="of:=[.B70]-[.D69]" office:value-type="float" office:value="174.88" calcext:value-type="float">
            <text:p>174,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177.9" calcext:value-type="float">
            <text:p>177,9</text:p>
          </table:table-cell>
          <table:table-cell table:formula="of:=[.B71]+[.D69]" office:value-type="float" office:value="177.9" calcext:value-type="float">
            <text:p>177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72]-[.D69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73]+[.D69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74]-[.D6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75]+[.D6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2" calcext:value-type="float">
            <text:p>0,2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4" table:formula="of:=[.C71]-[.C70]" office:value-type="float" office:value="3.02000000000001" calcext:value-type="float">
            <text:p>3,02</text:p>
          </table:table-cell>
          <table:table-cell table:formula="of:=[.C77]/[.D76]" office:value-type="float" office:value="15.1000000000001" calcext:value-type="float">
            <text:p>15,1</text:p>
          </table:table-cell>
          <table:table-cell table:formula="of:=ROUND([.D77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4" table:formula="of:=-[.C72]+ABS([.C73])" office:value-type="float" office:value="25" calcext:value-type="float">
            <text:p>25</text:p>
          </table:table-cell>
          <table:table-cell table:formula="of:=[.C78]/[.D76]" office:value-type="float" office:value="125" calcext:value-type="float">
            <text:p>125</text:p>
          </table:table-cell>
          <table:table-cell table:formula="of:=ROUND([.D78]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75])+ABS([.C74])" office:value-type="float" office:value="1" calcext:value-type="float">
            <text:p>1</text:p>
          </table:table-cell>
          <table:table-cell table:formula="of:=[.C79]/[.D76]" office:value-type="float" office:value="5" calcext:value-type="float">
            <text:p>5</text:p>
          </table:table-cell>
          <table:table-cell table:formula="of:=ROUND([.D79]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lumn7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table:style-name="ce3" office:value-type="float" office:value="172.92" calcext:value-type="float">
            <text:p>172,92</text:p>
          </table:table-cell>
          <table:table-cell table:formula="of:=[.B83]-[.D82]" office:value-type="float" office:value="172.92" calcext:value-type="float">
            <text:p>172,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table:style-name="ce3" office:value-type="float" office:value="174.88" calcext:value-type="float">
            <text:p>174,88</text:p>
          </table:table-cell>
          <table:table-cell table:formula="of:=[.B84]+[.D82]" office:value-type="float" office:value="174.88" calcext:value-type="float">
            <text:p>174,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32.5" calcext:value-type="float">
            <text:p>32,5</text:p>
          </table:table-cell>
          <table:table-cell table:formula="of:=[.B85]-[.D82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64.1" calcext:value-type="float">
            <text:p>64,1</text:p>
          </table:table-cell>
          <table:table-cell table:formula="of:=[.B86]+[.D82]" office:value-type="float" office:value="64.1" calcext:value-type="float">
            <text:p>64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87]-[.D8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88]+[.D8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2" calcext:value-type="float">
            <text:p>0,2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4" table:formula="of:=[.C84]-[.C83]" office:value-type="float" office:value="1.96000000000001" calcext:value-type="float">
            <text:p>1,96</text:p>
          </table:table-cell>
          <table:table-cell table:formula="of:=[.C90]/[.D89]" office:value-type="float" office:value="9.80000000000004" calcext:value-type="float">
            <text:p>9,8</text:p>
          </table:table-cell>
          <table:table-cell table:formula="of:=ROUND([.D90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4" table:formula="of:=-[.C85]+ABS([.C86])" office:value-type="float" office:value="31.6" calcext:value-type="float">
            <text:p>31,6</text:p>
          </table:table-cell>
          <table:table-cell table:formula="of:=[.C91]/[.D89]" office:value-type="float" office:value="158" calcext:value-type="float">
            <text:p>158</text:p>
          </table:table-cell>
          <table:table-cell table:formula="of:=ROUND([.D91])"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88])+ABS([.C87])" office:value-type="float" office:value="1" calcext:value-type="float">
            <text:p>1</text:p>
          </table:table-cell>
          <table:table-cell table:formula="of:=[.C92]/[.D89]" office:value-type="float" office:value="5" calcext:value-type="float">
            <text:p>5</text:p>
          </table:table-cell>
          <table:table-cell table:formula="of:=ROUND([.D92])" office:value-type="float" office:value="5" calcext:value-type="float">
            <text:p>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 style:data-style-name="N2" text:time-value="00:00:10.314406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 </meta:initial-creator>
    <meta:creation-date>2016-08-02T13:30:26.615667460</meta:creation-date>
    <dc:date>2017-10-22T00:09:19.553332533</dc:date>
    <meta:editing-duration>PT2H53M49S</meta:editing-duration>
    <meta:editing-cycles>17</meta:editing-cycles>
    <meta:generator>LibreOffice/5.1.6.2.0$Linux_X86_64 LibreOffice_project/10$Build-2</meta:generator>
    <meta:document-statistic meta:table-count="1" meta:cell-count="259" meta:object-count="0"/>
  </office:meta>
</office:document-meta>
</file>